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61d" officeooo:paragraph-rsid="001ca61d"/>
    </style:style>
    <style:style style:name="T1" style:family="text">
      <style:text-properties officeooo:rsid="001ca61d"/>
    </style:style>
    <style:style style:name="T2" style:family="text">
      <style:text-properties officeooo:rsid="001d0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8:8<text:span text:style-name="T1">=1 dư 0</text:span></text:p>
      <text:p text:style-name="Standard">1:8<text:span text:style-name="T1">=0 dư 1 =&gt;10</text:span></text:p>
      <text:p text:style-name="P1">-64:8=8 dư 0</text:p>
      <text:p text:style-name="P1">8:8=1 dư 0</text:p>
      <text:p text:style-name="P1">1:8=0 dư 1 =&gt;100</text:p>
      <text:p text:style-name="P1">-75:8=9 dư 3</text:p>
      <text:p text:style-name="P1">9:8=1 dư 1</text:p>
      <text:p text:style-name="P1">1:8=0 dư 1 =&gt;113</text:p>
      <text:p text:style-name="P1">-128:8<text:span text:style-name="T2">=16 dư 0</text:span></text:p>
      <text:p text:style-name="P1">16:8<text:span text:style-name="T2">=2 dư 0</text:span></text:p>
      <text:p text:style-name="P1">2:8<text:span text:style-name="T2">=0 dư 2 <text:s/>=&gt;200</text:span></text:p>
      <text:p text:style-name="P1">-256:8<text:span text:style-name="T2">=32 dư 0</text:span></text:p>
      <text:p text:style-name="P1">32:8<text:span text:style-name="T2">=4 dư 0</text:span></text:p>
      <text:p text:style-name="P1">4:8<text:span text:style-name="T2">=0 dư 4 <text:s/>=&gt;40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7T08:58:59.529000000</meta:creation-date>
    <dc:date>2025-09-17T09:14:19.875000000</dc:date>
    <meta:editing-duration>PT4M30S</meta:editing-duration>
    <meta:editing-cycles>1</meta:editing-cycles>
    <meta:document-statistic meta:table-count="0" meta:image-count="0" meta:object-count="0" meta:page-count="1" meta:paragraph-count="14" meta:word-count="47" meta:character-count="186" meta:non-whitespace-character-count="151"/>
    <meta:generator>Neat_Office/6.2.8.2$Windows_x86 LibreOffice_project/</meta:generator>
  </office:meta>
</office:document-meta>
</file>